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7067in" svg:height="4.7264in" svg:x="1.85in" svg:y="10.0516in">
            <draw:object draw:notify-on-update-of-ranges="Sheet1.M40:Sheet1.M40 Sheet1.M41:Sheet1.M57 Sheet1.A41:Sheet1.A57 Sheet1.M21:Sheet1.M21 Sheet1.M22:Sheet1.M38 Sheet1.A22:Sheet1.A38 Sheet1.M2:Sheet1.M2 Sheet1.M3:Sheet1.M19 Sheet1.A3:Sheet1.A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1193in" svg:height="4.2539in" svg:x="1.8874in" svg:y="15.335in">
            <draw:object draw:notify-on-update-of-ranges="Sheet1.A40:Sheet1.A40 Sheet1.E41:Sheet1.E57 Sheet1.A41:Sheet1.A57 Sheet1.A2:Sheet1.A2 Sheet1.E3:Sheet1.E19 Sheet1.A3:Sheet1.A19 Sheet1.A21:Sheet1.A21 Sheet1.E22:Sheet1.E38 Sheet1.A22:Sheet1.A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Partitioned/suspension</text:p>
          </table:table-cell>
          <table:table-cell table:number-columns-repeated="3"/>
          <table:table-cell office:value-type="string">
            <text:p>Time</text:p>
          </table:table-cell>
          <table:table-cell/>
          <table:table-cell office:value-type="string">
            <text:p>partitioned/barrier</text:p>
          </table:table-cell>
          <table:table-cell table:number-columns-repeated="3"/>
          <table:table-cell office:value-type="string">
            <text:p>Time</text:p>
          </table:table-cell>
          <table:table-cell/>
          <table:table-cell office:value-type="string">
            <text:p>Partitioned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62494">
            <text:p>0.000262494</text:p>
          </table:table-cell>
          <table:table-cell office:value-type="float" office:value="3.5458274">
            <text:p>3.5458274</text:p>
          </table:table-cell>
          <table:table-cell office:value-type="float" office:value="0.035456964">
            <text:p>0.035456964</text:p>
          </table:table-cell>
          <table:table-cell office:value-type="float" office:value="17.770611">
            <text:p>17.770611</text:p>
          </table:table-cell>
          <table:table-cell/>
          <table:table-cell office:value-type="float" office:value="800">
            <text:p>800</text:p>
          </table:table-cell>
          <table:table-cell office:value-type="float" office:value="0.000262737">
            <text:p>0.000262737</text:p>
          </table:table-cell>
          <table:table-cell office:value-type="float" office:value="3.5455744">
            <text:p>3.5455744</text:p>
          </table:table-cell>
          <table:table-cell office:value-type="float" office:value="0.035453746">
            <text:p>0.035453746</text:p>
          </table:table-cell>
          <table:table-cell office:value-type="float" office:value="17.782013">
            <text:p>17.782013</text:p>
          </table:table-cell>
          <table:table-cell/>
          <table:table-cell table:formula="of:=[.E3]/[.K3]" office:value-type="float" office:value="0.999358790256199">
            <text:p>0.999358790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29831">
            <text:p>0.000229831</text:p>
          </table:table-cell>
          <table:table-cell office:value-type="float" office:value="2.714663">
            <text:p>2.714663</text:p>
          </table:table-cell>
          <table:table-cell office:value-type="float" office:value="0.027144716">
            <text:p>0.027144716</text:p>
          </table:table-cell>
          <table:table-cell office:value-type="float" office:value="13.620784">
            <text:p>13.620784</text:p>
          </table:table-cell>
          <table:table-cell/>
          <table:table-cell office:value-type="float" office:value="700">
            <text:p>700</text:p>
          </table:table-cell>
          <table:table-cell office:value-type="float" office:value="0.000229695">
            <text:p>0.000229695</text:p>
          </table:table-cell>
          <table:table-cell office:value-type="float" office:value="2.7157888">
            <text:p>2.7157888</text:p>
          </table:table-cell>
          <table:table-cell office:value-type="float" office:value="0.027156068">
            <text:p>0.027156068</text:p>
          </table:table-cell>
          <table:table-cell office:value-type="float" office:value="13.615831">
            <text:p>13.615831</text:p>
          </table:table-cell>
          <table:table-cell/>
          <table:table-cell table:formula="of:=[.E4]/[.K4]" office:value-type="float" office:value="1.00036376773478">
            <text:p>1.000363767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9903">
            <text:p>0.00019903</text:p>
          </table:table-cell>
          <table:table-cell office:value-type="float" office:value="2.0257706">
            <text:p>2.0257706</text:p>
          </table:table-cell>
          <table:table-cell office:value-type="float" office:value="0.02025583">
            <text:p>0.02025583</text:p>
          </table:table-cell>
          <table:table-cell office:value-type="float" office:value="10.167766">
            <text:p>10.167766</text:p>
          </table:table-cell>
          <table:table-cell/>
          <table:table-cell office:value-type="float" office:value="600">
            <text:p>600</text:p>
          </table:table-cell>
          <table:table-cell office:value-type="float" office:value="0.000197662">
            <text:p>0.000197662</text:p>
          </table:table-cell>
          <table:table-cell office:value-type="float" office:value="2.0125314">
            <text:p>2.0125314</text:p>
          </table:table-cell>
          <table:table-cell office:value-type="float" office:value="0.02012382">
            <text:p>0.02012382</text:p>
          </table:table-cell>
          <table:table-cell office:value-type="float" office:value="10.140404">
            <text:p>10.140404</text:p>
          </table:table-cell>
          <table:table-cell/>
          <table:table-cell table:formula="of:=[.E5]/[.K5]" office:value-type="float" office:value="1.00269831458392">
            <text:p>1.002698314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70312">
            <text:p>0.000170312</text:p>
          </table:table-cell>
          <table:table-cell office:value-type="float" office:value="1.4441486">
            <text:p>1.4441486</text:p>
          </table:table-cell>
          <table:table-cell office:value-type="float" office:value="0.014440038">
            <text:p>0.014440038</text:p>
          </table:table-cell>
          <table:table-cell office:value-type="float" office:value="7.252907">
            <text:p>7.252907</text:p>
          </table:table-cell>
          <table:table-cell/>
          <table:table-cell office:value-type="float" office:value="500">
            <text:p>500</text:p>
          </table:table-cell>
          <table:table-cell office:value-type="float" office:value="0.000165884">
            <text:p>0.000165884</text:p>
          </table:table-cell>
          <table:table-cell office:value-type="float" office:value="1.4081614">
            <text:p>1.4081614</text:p>
          </table:table-cell>
          <table:table-cell office:value-type="float" office:value="0.01407945">
            <text:p>0.01407945</text:p>
          </table:table-cell>
          <table:table-cell office:value-type="float" office:value="7.108163">
            <text:p>7.108163</text:p>
          </table:table-cell>
          <table:table-cell/>
          <table:table-cell table:formula="of:=[.E6]/[.K6]" office:value-type="float" office:value="1.02036306708217">
            <text:p>1.02036306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34495">
            <text:p>0.000134495</text:p>
          </table:table-cell>
          <table:table-cell office:value-type="float" office:value="0.911979">
            <text:p>0.911979</text:p>
          </table:table-cell>
          <table:table-cell office:value-type="float" office:value="0.00911839">
            <text:p>0.00911839</text:p>
          </table:table-cell>
          <table:table-cell office:value-type="float" office:value="4.585176">
            <text:p>4.585176</text:p>
          </table:table-cell>
          <table:table-cell/>
          <table:table-cell office:value-type="float" office:value="400">
            <text:p>400</text:p>
          </table:table-cell>
          <table:table-cell office:value-type="float" office:value="0.000133982">
            <text:p>0.000133982</text:p>
          </table:table-cell>
          <table:table-cell office:value-type="float" office:value="0.910233">
            <text:p>0.910233</text:p>
          </table:table-cell>
          <table:table-cell office:value-type="float" office:value="0.009099862">
            <text:p>0.009099862</text:p>
          </table:table-cell>
          <table:table-cell office:value-type="float" office:value="4.6152">
            <text:p>4.6152</text:p>
          </table:table-cell>
          <table:table-cell/>
          <table:table-cell table:formula="of:=[.E7]/[.K7]" office:value-type="float" office:value="0.993494539781591">
            <text:p>0.993494539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2222">
            <text:p>0.000102222</text:p>
          </table:table-cell>
          <table:table-cell office:value-type="float" office:value="0.533016">
            <text:p>0.533016</text:p>
          </table:table-cell>
          <table:table-cell office:value-type="float" office:value="0.005328664">
            <text:p>0.005328664</text:p>
          </table:table-cell>
          <table:table-cell office:value-type="float" office:value="2.681525">
            <text:p>2.681525</text:p>
          </table:table-cell>
          <table:table-cell/>
          <table:table-cell office:value-type="float" office:value="300">
            <text:p>300</text:p>
          </table:table-cell>
          <table:table-cell office:value-type="float" office:value="0.000101968">
            <text:p>0.000101968</text:p>
          </table:table-cell>
          <table:table-cell office:value-type="float" office:value="0.532713">
            <text:p>0.532713</text:p>
          </table:table-cell>
          <table:table-cell office:value-type="float" office:value="0.005323952">
            <text:p>0.005323952</text:p>
          </table:table-cell>
          <table:table-cell office:value-type="float" office:value="2.681509">
            <text:p>2.681509</text:p>
          </table:table-cell>
          <table:table-cell/>
          <table:table-cell table:formula="of:=[.E8]/[.K8]" office:value-type="float" office:value="1.00000596678959">
            <text:p>1.000005966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69948">
            <text:p>0.000069948</text:p>
          </table:table-cell>
          <table:table-cell office:value-type="float" office:value="0.253367">
            <text:p>0.253367</text:p>
          </table:table-cell>
          <table:table-cell office:value-type="float" office:value="0.002531878">
            <text:p>0.002531878</text:p>
          </table:table-cell>
          <table:table-cell office:value-type="float" office:value="1.278522">
            <text:p>1.278522</text:p>
          </table:table-cell>
          <table:table-cell/>
          <table:table-cell office:value-type="float" office:value="200">
            <text:p>200</text:p>
          </table:table-cell>
          <table:table-cell office:value-type="float" office:value="0.000070748">
            <text:p>0.000070748</text:p>
          </table:table-cell>
          <table:table-cell office:value-type="float" office:value="0.2523576">
            <text:p>0.2523576</text:p>
          </table:table-cell>
          <table:table-cell office:value-type="float" office:value="0.00252224">
            <text:p>0.00252224</text:p>
          </table:table-cell>
          <table:table-cell office:value-type="float" office:value="1.315594">
            <text:p>1.315594</text:p>
          </table:table-cell>
          <table:table-cell/>
          <table:table-cell table:formula="of:=[.E9]/[.K9]" office:value-type="float" office:value="0.971821093741686">
            <text:p>0.971821093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9974">
            <text:p>0.000039974</text:p>
          </table:table-cell>
          <table:table-cell office:value-type="float" office:value="0.086838">
            <text:p>0.086838</text:p>
          </table:table-cell>
          <table:table-cell office:value-type="float" office:value="0.000867144">
            <text:p>0.000867144</text:p>
          </table:table-cell>
          <table:table-cell office:value-type="float" office:value="0.441723">
            <text:p>0.441723</text:p>
          </table:table-cell>
          <table:table-cell/>
          <table:table-cell office:value-type="float" office:value="100">
            <text:p>100</text:p>
          </table:table-cell>
          <table:table-cell office:value-type="float" office:value="0.000038273">
            <text:p>0.000038273</text:p>
          </table:table-cell>
          <table:table-cell office:value-type="float" office:value="0.0774456">
            <text:p>0.0774456</text:p>
          </table:table-cell>
          <table:table-cell office:value-type="float" office:value="0.00077231">
            <text:p>0.00077231</text:p>
          </table:table-cell>
          <table:table-cell office:value-type="float" office:value="0.435487">
            <text:p>0.435487</text:p>
          </table:table-cell>
          <table:table-cell/>
          <table:table-cell table:formula="of:=[.E10]/[.K10]" office:value-type="float" office:value="1.01431960081472">
            <text:p>1.014319600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5271">
            <text:p>0.000035271</text:p>
          </table:table-cell>
          <table:table-cell office:value-type="float" office:value="0.069984">
            <text:p>0.069984</text:p>
          </table:table-cell>
          <table:table-cell office:value-type="float" office:value="0.000698318">
            <text:p>0.000698318</text:p>
          </table:table-cell>
          <table:table-cell office:value-type="float" office:value="0.357266">
            <text:p>0.357266</text:p>
          </table:table-cell>
          <table:table-cell/>
          <table:table-cell office:value-type="float" office:value="90">
            <text:p>90</text:p>
          </table:table-cell>
          <table:table-cell office:value-type="float" office:value="0.000035909">
            <text:p>0.000035909</text:p>
          </table:table-cell>
          <table:table-cell office:value-type="float" office:value="0.0694028">
            <text:p>0.0694028</text:p>
          </table:table-cell>
          <table:table-cell office:value-type="float" office:value="0.000692536">
            <text:p>0.000692536</text:p>
          </table:table-cell>
          <table:table-cell office:value-type="float" office:value="0.3947">
            <text:p>0.3947</text:p>
          </table:table-cell>
          <table:table-cell/>
          <table:table-cell table:formula="of:=[.E11]/[.K11]" office:value-type="float" office:value="0.90515834811249">
            <text:p>0.905158348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2786">
            <text:p>0.000032786</text:p>
          </table:table-cell>
          <table:table-cell office:value-type="float" office:value="0.0586212">
            <text:p>0.0586212</text:p>
          </table:table-cell>
          <table:table-cell office:value-type="float" office:value="0.000584982">
            <text:p>0.000584982</text:p>
          </table:table-cell>
          <table:table-cell office:value-type="float" office:value="0.300168">
            <text:p>0.300168</text:p>
          </table:table-cell>
          <table:table-cell/>
          <table:table-cell office:value-type="float" office:value="80">
            <text:p>80</text:p>
          </table:table-cell>
          <table:table-cell office:value-type="float" office:value="0.00003308">
            <text:p>0.00003308</text:p>
          </table:table-cell>
          <table:table-cell office:value-type="float" office:value="0.0606374">
            <text:p>0.0606374</text:p>
          </table:table-cell>
          <table:table-cell office:value-type="float" office:value="0.000603544">
            <text:p>0.000603544</text:p>
          </table:table-cell>
          <table:table-cell office:value-type="float" office:value="0.350799">
            <text:p>0.350799</text:p>
          </table:table-cell>
          <table:table-cell/>
          <table:table-cell table:formula="of:=[.E12]/[.K12]" office:value-type="float" office:value="0.855669485944943">
            <text:p>0.855669485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30666">
            <text:p>0.000030666</text:p>
          </table:table-cell>
          <table:table-cell office:value-type="float" office:value="0.0499964">
            <text:p>0.0499964</text:p>
          </table:table-cell>
          <table:table-cell office:value-type="float" office:value="0.00049836">
            <text:p>0.00049836</text:p>
          </table:table-cell>
          <table:table-cell office:value-type="float" office:value="0.255973">
            <text:p>0.255973</text:p>
          </table:table-cell>
          <table:table-cell/>
          <table:table-cell office:value-type="float" office:value="70">
            <text:p>70</text:p>
          </table:table-cell>
          <table:table-cell office:value-type="float" office:value="0.000028838">
            <text:p>0.000028838</text:p>
          </table:table-cell>
          <table:table-cell office:value-type="float" office:value="0.0462304">
            <text:p>0.0462304</text:p>
          </table:table-cell>
          <table:table-cell office:value-type="float" office:value="0.000460936">
            <text:p>0.000460936</text:p>
          </table:table-cell>
          <table:table-cell office:value-type="float" office:value="0.237547">
            <text:p>0.237547</text:p>
          </table:table-cell>
          <table:table-cell/>
          <table:table-cell table:formula="of:=[.E13]/[.K13]" office:value-type="float" office:value="1.07756780763386">
            <text:p>1.077567807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5706">
            <text:p>0.000025706</text:p>
          </table:table-cell>
          <table:table-cell office:value-type="float" office:value="0.0460206">
            <text:p>0.0460206</text:p>
          </table:table-cell>
          <table:table-cell office:value-type="float" office:value="0.00045808">
            <text:p>0.00045808</text:p>
          </table:table-cell>
          <table:table-cell office:value-type="float" office:value="0.235648">
            <text:p>0.235648</text:p>
          </table:table-cell>
          <table:table-cell/>
          <table:table-cell office:value-type="float" office:value="60">
            <text:p>60</text:p>
          </table:table-cell>
          <table:table-cell office:value-type="float" office:value="0.000025603">
            <text:p>0.000025603</text:p>
          </table:table-cell>
          <table:table-cell office:value-type="float" office:value="0.0399074">
            <text:p>0.0399074</text:p>
          </table:table-cell>
          <table:table-cell office:value-type="float" office:value="0.000395948">
            <text:p>0.000395948</text:p>
          </table:table-cell>
          <table:table-cell office:value-type="float" office:value="0.246231">
            <text:p>0.246231</text:p>
          </table:table-cell>
          <table:table-cell/>
          <table:table-cell table:formula="of:=[.E14]/[.K14]" office:value-type="float" office:value="0.957020034033083">
            <text:p>0.95702003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3016">
            <text:p>0.000023016</text:p>
          </table:table-cell>
          <table:table-cell office:value-type="float" office:value="0.0347182">
            <text:p>0.0347182</text:p>
          </table:table-cell>
          <table:table-cell office:value-type="float" office:value="0.00034561">
            <text:p>0.00034561</text:p>
          </table:table-cell>
          <table:table-cell office:value-type="float" office:value="0.179065">
            <text:p>0.179065</text:p>
          </table:table-cell>
          <table:table-cell/>
          <table:table-cell office:value-type="float" office:value="50">
            <text:p>50</text:p>
          </table:table-cell>
          <table:table-cell office:value-type="float" office:value="0.000023648">
            <text:p>0.000023648</text:p>
          </table:table-cell>
          <table:table-cell office:value-type="float" office:value="0.035282">
            <text:p>0.035282</text:p>
          </table:table-cell>
          <table:table-cell office:value-type="float" office:value="0.000351594">
            <text:p>0.000351594</text:p>
          </table:table-cell>
          <table:table-cell office:value-type="float" office:value="0.225574">
            <text:p>0.225574</text:p>
          </table:table-cell>
          <table:table-cell/>
          <table:table-cell table:formula="of:=[.E15]/[.K15]" office:value-type="float" office:value="0.793819323148945">
            <text:p>0.793819323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9953">
            <text:p>0.000019953</text:p>
          </table:table-cell>
          <table:table-cell office:value-type="float" office:value="0.0285958">
            <text:p>0.0285958</text:p>
          </table:table-cell>
          <table:table-cell office:value-type="float" office:value="0.000284014">
            <text:p>0.000284014</text:p>
          </table:table-cell>
          <table:table-cell office:value-type="float" office:value="0.155642">
            <text:p>0.155642</text:p>
          </table:table-cell>
          <table:table-cell/>
          <table:table-cell office:value-type="float" office:value="40">
            <text:p>40</text:p>
          </table:table-cell>
          <table:table-cell office:value-type="float" office:value="0.000019887">
            <text:p>0.000019887</text:p>
          </table:table-cell>
          <table:table-cell office:value-type="float" office:value="0.0291648">
            <text:p>0.0291648</text:p>
          </table:table-cell>
          <table:table-cell office:value-type="float" office:value="0.000289068">
            <text:p>0.000289068</text:p>
          </table:table-cell>
          <table:table-cell office:value-type="float" office:value="0.196154">
            <text:p>0.196154</text:p>
          </table:table-cell>
          <table:table-cell/>
          <table:table-cell table:formula="of:=[.E16]/[.K16]" office:value-type="float" office:value="0.793468397279688">
            <text:p>0.79346839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6328">
            <text:p>0.000016328</text:p>
          </table:table-cell>
          <table:table-cell office:value-type="float" office:value="0.0276546">
            <text:p>0.0276546</text:p>
          </table:table-cell>
          <table:table-cell office:value-type="float" office:value="0.000274726">
            <text:p>0.000274726</text:p>
          </table:table-cell>
          <table:table-cell office:value-type="float" office:value="0.147472">
            <text:p>0.147472</text:p>
          </table:table-cell>
          <table:table-cell/>
          <table:table-cell office:value-type="float" office:value="30">
            <text:p>30</text:p>
          </table:table-cell>
          <table:table-cell office:value-type="float" office:value="0.000018529">
            <text:p>0.000018529</text:p>
          </table:table-cell>
          <table:table-cell office:value-type="float" office:value="0.0241506">
            <text:p>0.0241506</text:p>
          </table:table-cell>
          <table:table-cell office:value-type="float" office:value="0.00023939">
            <text:p>0.00023939</text:p>
          </table:table-cell>
          <table:table-cell office:value-type="float" office:value="0.171699">
            <text:p>0.171699</text:p>
          </table:table-cell>
          <table:table-cell/>
          <table:table-cell table:formula="of:=[.E17]/[.K17]" office:value-type="float" office:value="0.858898421074089">
            <text:p>0.85889842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3854">
            <text:p>0.000013854</text:p>
          </table:table-cell>
          <table:table-cell office:value-type="float" office:value="0.0277038">
            <text:p>0.0277038</text:p>
          </table:table-cell>
          <table:table-cell office:value-type="float" office:value="0.000275734">
            <text:p>0.000275734</text:p>
          </table:table-cell>
          <table:table-cell office:value-type="float" office:value="0.145944">
            <text:p>0.145944</text:p>
          </table:table-cell>
          <table:table-cell/>
          <table:table-cell office:value-type="float" office:value="20">
            <text:p>20</text:p>
          </table:table-cell>
          <table:table-cell office:value-type="float" office:value="0.000013745">
            <text:p>0.000013745</text:p>
          </table:table-cell>
          <table:table-cell office:value-type="float" office:value="0.0264116">
            <text:p>0.0264116</text:p>
          </table:table-cell>
          <table:table-cell office:value-type="float" office:value="0.00026248">
            <text:p>0.00026248</text:p>
          </table:table-cell>
          <table:table-cell office:value-type="float" office:value="0.18073">
            <text:p>0.18073</text:p>
          </table:table-cell>
          <table:table-cell/>
          <table:table-cell table:formula="of:=[.E18]/[.K18]" office:value-type="float" office:value="0.807525037348531">
            <text:p>0.80752503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13789">
            <text:p>0.000013789</text:p>
          </table:table-cell>
          <table:table-cell office:value-type="float" office:value="0.0216958">
            <text:p>0.0216958</text:p>
          </table:table-cell>
          <table:table-cell office:value-type="float" office:value="0.000215644">
            <text:p>0.000215644</text:p>
          </table:table-cell>
          <table:table-cell office:value-type="float" office:value="0.113502">
            <text:p>0.113502</text:p>
          </table:table-cell>
          <table:table-cell/>
          <table:table-cell office:value-type="float" office:value="10">
            <text:p>10</text:p>
          </table:table-cell>
          <table:table-cell office:value-type="float" office:value="0.000013736">
            <text:p>0.000013736</text:p>
          </table:table-cell>
          <table:table-cell office:value-type="float" office:value="0.023511">
            <text:p>0.023511</text:p>
          </table:table-cell>
          <table:table-cell office:value-type="float" office:value="0.000233654">
            <text:p>0.000233654</text:p>
          </table:table-cell>
          <table:table-cell office:value-type="float" office:value="0.166205">
            <text:p>0.166205</text:p>
          </table:table-cell>
          <table:table-cell/>
          <table:table-cell table:formula="of:=[.E19]/[.K19]" office:value-type="float" office:value="0.682903643091363">
            <text:p>0.682903643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cattered/suspension</text:p>
          </table:table-cell>
          <table:table-cell table:number-columns-repeated="5"/>
          <table:table-cell office:value-type="string">
            <text:p>scattered/barrier</text:p>
          </table:table-cell>
          <table:table-cell table:number-columns-repeated="5"/>
          <table:table-cell office:value-type="string">
            <text:p>scattered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61505">
            <text:p>0.000261505</text:p>
          </table:table-cell>
          <table:table-cell office:value-type="float" office:value="3.0300088">
            <text:p>3.0300088</text:p>
          </table:table-cell>
          <table:table-cell office:value-type="float" office:value="0.03029877">
            <text:p>0.03029877</text:p>
          </table:table-cell>
          <table:table-cell office:value-type="float" office:value="15.184464">
            <text:p>15.184464</text:p>
          </table:table-cell>
          <table:table-cell/>
          <table:table-cell office:value-type="float" office:value="800">
            <text:p>800</text:p>
          </table:table-cell>
          <table:table-cell office:value-type="float" office:value="0.000263414">
            <text:p>0.000263414</text:p>
          </table:table-cell>
          <table:table-cell office:value-type="float" office:value="3.051818">
            <text:p>3.051818</text:p>
          </table:table-cell>
          <table:table-cell office:value-type="float" office:value="0.030516478">
            <text:p>0.030516478</text:p>
          </table:table-cell>
          <table:table-cell office:value-type="float" office:value="15.293663">
            <text:p>15.293663</text:p>
          </table:table-cell>
          <table:table-cell/>
          <table:table-cell table:formula="of:=[.E22]/[.K22]" office:value-type="float" office:value="0.992859853130019">
            <text:p>0.9928598531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29453">
            <text:p>0.000229453</text:p>
          </table:table-cell>
          <table:table-cell office:value-type="float" office:value="2.3344806">
            <text:p>2.3344806</text:p>
          </table:table-cell>
          <table:table-cell office:value-type="float" office:value="0.023343078">
            <text:p>0.023343078</text:p>
          </table:table-cell>
          <table:table-cell office:value-type="float" office:value="11.71671">
            <text:p>11.71671</text:p>
          </table:table-cell>
          <table:table-cell/>
          <table:table-cell office:value-type="float" office:value="700">
            <text:p>700</text:p>
          </table:table-cell>
          <table:table-cell office:value-type="float" office:value="0.000231069">
            <text:p>0.000231069</text:p>
          </table:table-cell>
          <table:table-cell office:value-type="float" office:value="2.3446642">
            <text:p>2.3446642</text:p>
          </table:table-cell>
          <table:table-cell office:value-type="float" office:value="0.023444692">
            <text:p>0.023444692</text:p>
          </table:table-cell>
          <table:table-cell office:value-type="float" office:value="11.768365">
            <text:p>11.768365</text:p>
          </table:table-cell>
          <table:table-cell/>
          <table:table-cell table:formula="of:=[.E23]/[.K23]" office:value-type="float" office:value="0.995610690185085">
            <text:p>0.995610690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97596">
            <text:p>0.000197596</text:p>
          </table:table-cell>
          <table:table-cell office:value-type="float" office:value="1.7266968">
            <text:p>1.7266968</text:p>
          </table:table-cell>
          <table:table-cell office:value-type="float" office:value="0.017265128">
            <text:p>0.017265128</text:p>
          </table:table-cell>
          <table:table-cell office:value-type="float" office:value="8.664979">
            <text:p>8.664979</text:p>
          </table:table-cell>
          <table:table-cell/>
          <table:table-cell office:value-type="float" office:value="600">
            <text:p>600</text:p>
          </table:table-cell>
          <table:table-cell office:value-type="float" office:value="0.000198861">
            <text:p>0.000198861</text:p>
          </table:table-cell>
          <table:table-cell office:value-type="float" office:value="1.737131">
            <text:p>1.737131</text:p>
          </table:table-cell>
          <table:table-cell office:value-type="float" office:value="0.017369904">
            <text:p>0.017369904</text:p>
          </table:table-cell>
          <table:table-cell office:value-type="float" office:value="8.717313">
            <text:p>8.717313</text:p>
          </table:table-cell>
          <table:table-cell/>
          <table:table-cell table:formula="of:=[.E24]/[.K24]" office:value-type="float" office:value="0.99399654457744">
            <text:p>0.993996544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66829">
            <text:p>0.000166829</text:p>
          </table:table-cell>
          <table:table-cell office:value-type="float" office:value="1.2233726">
            <text:p>1.2233726</text:p>
          </table:table-cell>
          <table:table-cell office:value-type="float" office:value="0.012232314">
            <text:p>0.012232314</text:p>
          </table:table-cell>
          <table:table-cell office:value-type="float" office:value="6.145397">
            <text:p>6.145397</text:p>
          </table:table-cell>
          <table:table-cell/>
          <table:table-cell office:value-type="float" office:value="500">
            <text:p>500</text:p>
          </table:table-cell>
          <table:table-cell office:value-type="float" office:value="0.000167106">
            <text:p>0.000167106</text:p>
          </table:table-cell>
          <table:table-cell office:value-type="float" office:value="1.2249372">
            <text:p>1.2249372</text:p>
          </table:table-cell>
          <table:table-cell office:value-type="float" office:value="0.01224771">
            <text:p>0.01224771</text:p>
          </table:table-cell>
          <table:table-cell office:value-type="float" office:value="6.154877">
            <text:p>6.154877</text:p>
          </table:table-cell>
          <table:table-cell/>
          <table:table-cell table:formula="of:=[.E25]/[.K25]" office:value-type="float" office:value="0.998459758009786">
            <text:p>0.99845975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34589">
            <text:p>0.000134589</text:p>
          </table:table-cell>
          <table:table-cell office:value-type="float" office:value="0.797382">
            <text:p>0.797382</text:p>
          </table:table-cell>
          <table:table-cell office:value-type="float" office:value="0.007972474">
            <text:p>0.007972474</text:p>
          </table:table-cell>
          <table:table-cell office:value-type="float" office:value="4.008703">
            <text:p>4.008703</text:p>
          </table:table-cell>
          <table:table-cell/>
          <table:table-cell office:value-type="float" office:value="400">
            <text:p>400</text:p>
          </table:table-cell>
          <table:table-cell office:value-type="float" office:value="0.000134852">
            <text:p>0.000134852</text:p>
          </table:table-cell>
          <table:table-cell office:value-type="float" office:value="0.7981544">
            <text:p>0.7981544</text:p>
          </table:table-cell>
          <table:table-cell office:value-type="float" office:value="0.007979968">
            <text:p>0.007979968</text:p>
          </table:table-cell>
          <table:table-cell office:value-type="float" office:value="4.012252">
            <text:p>4.012252</text:p>
          </table:table-cell>
          <table:table-cell/>
          <table:table-cell table:formula="of:=[.E26]/[.K26]" office:value-type="float" office:value="0.999115459348017">
            <text:p>0.999115459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2012">
            <text:p>0.000102012</text:p>
          </table:table-cell>
          <table:table-cell office:value-type="float" office:value="0.458796">
            <text:p>0.458796</text:p>
          </table:table-cell>
          <table:table-cell office:value-type="float" office:value="0.004586186">
            <text:p>0.004586186</text:p>
          </table:table-cell>
          <table:table-cell office:value-type="float" office:value="2.312051">
            <text:p>2.312051</text:p>
          </table:table-cell>
          <table:table-cell/>
          <table:table-cell office:value-type="float" office:value="300">
            <text:p>300</text:p>
          </table:table-cell>
          <table:table-cell office:value-type="float" office:value="0.000102058">
            <text:p>0.000102058</text:p>
          </table:table-cell>
          <table:table-cell office:value-type="float" office:value="0.4587296">
            <text:p>0.4587296</text:p>
          </table:table-cell>
          <table:table-cell office:value-type="float" office:value="0.00458554">
            <text:p>0.00458554</text:p>
          </table:table-cell>
          <table:table-cell office:value-type="float" office:value="2.3116">
            <text:p>2.3116</text:p>
          </table:table-cell>
          <table:table-cell/>
          <table:table-cell table:formula="of:=[.E27]/[.K27]" office:value-type="float" office:value="1.00019510295899">
            <text:p>1.00019510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0207">
            <text:p>0.000070207</text:p>
          </table:table-cell>
          <table:table-cell office:value-type="float" office:value="0.2190782">
            <text:p>0.2190782</text:p>
          </table:table-cell>
          <table:table-cell office:value-type="float" office:value="0.002189254">
            <text:p>0.002189254</text:p>
          </table:table-cell>
          <table:table-cell office:value-type="float" office:value="1.108245">
            <text:p>1.108245</text:p>
          </table:table-cell>
          <table:table-cell/>
          <table:table-cell office:value-type="float" office:value="200">
            <text:p>200</text:p>
          </table:table-cell>
          <table:table-cell office:value-type="float" office:value="0.000070762">
            <text:p>0.000070762</text:p>
          </table:table-cell>
          <table:table-cell office:value-type="float" office:value="0.2237488">
            <text:p>0.2237488</text:p>
          </table:table-cell>
          <table:table-cell office:value-type="float" office:value="0.00223566">
            <text:p>0.00223566</text:p>
          </table:table-cell>
          <table:table-cell office:value-type="float" office:value="1.130628">
            <text:p>1.130628</text:p>
          </table:table-cell>
          <table:table-cell/>
          <table:table-cell table:formula="of:=[.E28]/[.K28]" office:value-type="float" office:value="0.98020303760388">
            <text:p>0.980203037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8264">
            <text:p>0.000038264</text:p>
          </table:table-cell>
          <table:table-cell office:value-type="float" office:value="0.0721726">
            <text:p>0.0721726</text:p>
          </table:table-cell>
          <table:table-cell office:value-type="float" office:value="0.000719004">
            <text:p>0.000719004</text:p>
          </table:table-cell>
          <table:table-cell office:value-type="float" office:value="0.368821">
            <text:p>0.368821</text:p>
          </table:table-cell>
          <table:table-cell/>
          <table:table-cell office:value-type="float" office:value="100">
            <text:p>100</text:p>
          </table:table-cell>
          <table:table-cell office:value-type="float" office:value="0.00003879">
            <text:p>0.00003879</text:p>
          </table:table-cell>
          <table:table-cell office:value-type="float" office:value="0.0727274">
            <text:p>0.0727274</text:p>
          </table:table-cell>
          <table:table-cell office:value-type="float" office:value="0.000724696">
            <text:p>0.000724696</text:p>
          </table:table-cell>
          <table:table-cell office:value-type="float" office:value="0.371896">
            <text:p>0.371896</text:p>
          </table:table-cell>
          <table:table-cell/>
          <table:table-cell table:formula="of:=[.E29]/[.K29]" office:value-type="float" office:value="0.991731559360681">
            <text:p>0.991731559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557">
            <text:p>0.00003557</text:p>
          </table:table-cell>
          <table:table-cell office:value-type="float" office:value="0.0614936">
            <text:p>0.0614936</text:p>
          </table:table-cell>
          <table:table-cell office:value-type="float" office:value="0.000611716">
            <text:p>0.000611716</text:p>
          </table:table-cell>
          <table:table-cell office:value-type="float" office:value="0.31511">
            <text:p>0.31511</text:p>
          </table:table-cell>
          <table:table-cell/>
          <table:table-cell office:value-type="float" office:value="90">
            <text:p>90</text:p>
          </table:table-cell>
          <table:table-cell office:value-type="float" office:value="0.000035476">
            <text:p>0.000035476</text:p>
          </table:table-cell>
          <table:table-cell office:value-type="float" office:value="0.0631444">
            <text:p>0.0631444</text:p>
          </table:table-cell>
          <table:table-cell office:value-type="float" office:value="0.000629652">
            <text:p>0.000629652</text:p>
          </table:table-cell>
          <table:table-cell office:value-type="float" office:value="0.323942">
            <text:p>0.323942</text:p>
          </table:table-cell>
          <table:table-cell/>
          <table:table-cell table:formula="of:=[.E30]/[.K30]" office:value-type="float" office:value="0.972735860123108">
            <text:p>0.972735860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2577">
            <text:p>0.000032577</text:p>
          </table:table-cell>
          <table:table-cell office:value-type="float" office:value="0.057871">
            <text:p>0.057871</text:p>
          </table:table-cell>
          <table:table-cell office:value-type="float" office:value="0.00057741">
            <text:p>0.00057741</text:p>
          </table:table-cell>
          <table:table-cell office:value-type="float" office:value="0.29611">
            <text:p>0.29611</text:p>
          </table:table-cell>
          <table:table-cell/>
          <table:table-cell office:value-type="float" office:value="80">
            <text:p>80</text:p>
          </table:table-cell>
          <table:table-cell office:value-type="float" office:value="0.000032518">
            <text:p>0.000032518</text:p>
          </table:table-cell>
          <table:table-cell office:value-type="float" office:value="0.0540858">
            <text:p>0.0540858</text:p>
          </table:table-cell>
          <table:table-cell office:value-type="float" office:value="0.000537406">
            <text:p>0.000537406</text:p>
          </table:table-cell>
          <table:table-cell office:value-type="float" office:value="0.277275">
            <text:p>0.277275</text:p>
          </table:table-cell>
          <table:table-cell/>
          <table:table-cell table:formula="of:=[.E31]/[.K31]" office:value-type="float" office:value="1.06792895140204">
            <text:p>1.067928951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8663">
            <text:p>0.000028663</text:p>
          </table:table-cell>
          <table:table-cell office:value-type="float" office:value="0.044889">
            <text:p>0.044889</text:p>
          </table:table-cell>
          <table:table-cell office:value-type="float" office:value="0.000445896">
            <text:p>0.000445896</text:p>
          </table:table-cell>
          <table:table-cell office:value-type="float" office:value="0.231045">
            <text:p>0.231045</text:p>
          </table:table-cell>
          <table:table-cell/>
          <table:table-cell office:value-type="float" office:value="70">
            <text:p>70</text:p>
          </table:table-cell>
          <table:table-cell office:value-type="float" office:value="0.000028988">
            <text:p>0.000028988</text:p>
          </table:table-cell>
          <table:table-cell office:value-type="float" office:value="0.0469006">
            <text:p>0.0469006</text:p>
          </table:table-cell>
          <table:table-cell office:value-type="float" office:value="0.000466128">
            <text:p>0.000466128</text:p>
          </table:table-cell>
          <table:table-cell office:value-type="float" office:value="0.240982">
            <text:p>0.240982</text:p>
          </table:table-cell>
          <table:table-cell/>
          <table:table-cell table:formula="of:=[.E32]/[.K32]" office:value-type="float" office:value="0.958764555029006">
            <text:p>0.95876455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6108">
            <text:p>0.000026108</text:p>
          </table:table-cell>
          <table:table-cell office:value-type="float" office:value="0.0405864">
            <text:p>0.0405864</text:p>
          </table:table-cell>
          <table:table-cell office:value-type="float" office:value="0.000404598">
            <text:p>0.000404598</text:p>
          </table:table-cell>
          <table:table-cell office:value-type="float" office:value="0.209045">
            <text:p>0.209045</text:p>
          </table:table-cell>
          <table:table-cell/>
          <table:table-cell office:value-type="float" office:value="60">
            <text:p>60</text:p>
          </table:table-cell>
          <table:table-cell office:value-type="float" office:value="0.00002604">
            <text:p>0.00002604</text:p>
          </table:table-cell>
          <table:table-cell office:value-type="float" office:value="0.040673">
            <text:p>0.040673</text:p>
          </table:table-cell>
          <table:table-cell office:value-type="float" office:value="0.000405192">
            <text:p>0.000405192</text:p>
          </table:table-cell>
          <table:table-cell office:value-type="float" office:value="0.209616">
            <text:p>0.209616</text:p>
          </table:table-cell>
          <table:table-cell/>
          <table:table-cell table:formula="of:=[.E33]/[.K33]" office:value-type="float" office:value="0.997275971299901">
            <text:p>0.997275971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4138">
            <text:p>0.000024138</text:p>
          </table:table-cell>
          <table:table-cell office:value-type="float" office:value="0.0328824">
            <text:p>0.0328824</text:p>
          </table:table-cell>
          <table:table-cell office:value-type="float" office:value="0.000325868">
            <text:p>0.000325868</text:p>
          </table:table-cell>
          <table:table-cell office:value-type="float" office:value="0.170107">
            <text:p>0.170107</text:p>
          </table:table-cell>
          <table:table-cell/>
          <table:table-cell office:value-type="float" office:value="50">
            <text:p>50</text:p>
          </table:table-cell>
          <table:table-cell office:value-type="float" office:value="0.000022891">
            <text:p>0.000022891</text:p>
          </table:table-cell>
          <table:table-cell office:value-type="float" office:value="0.0319258">
            <text:p>0.0319258</text:p>
          </table:table-cell>
          <table:table-cell office:value-type="float" office:value="0.0003166">
            <text:p>0.0003166</text:p>
          </table:table-cell>
          <table:table-cell office:value-type="float" office:value="0.165707">
            <text:p>0.165707</text:p>
          </table:table-cell>
          <table:table-cell/>
          <table:table-cell table:formula="of:=[.E34]/[.K34]" office:value-type="float" office:value="1.02655289154954">
            <text:p>1.026552891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9597">
            <text:p>0.000019597</text:p>
          </table:table-cell>
          <table:table-cell office:value-type="float" office:value="0.027542">
            <text:p>0.027542</text:p>
          </table:table-cell>
          <table:table-cell office:value-type="float" office:value="0.00027393">
            <text:p>0.00027393</text:p>
          </table:table-cell>
          <table:table-cell office:value-type="float" office:value="0.148213">
            <text:p>0.148213</text:p>
          </table:table-cell>
          <table:table-cell/>
          <table:table-cell office:value-type="float" office:value="40">
            <text:p>40</text:p>
          </table:table-cell>
          <table:table-cell office:value-type="float" office:value="0.000020178">
            <text:p>0.000020178</text:p>
          </table:table-cell>
          <table:table-cell office:value-type="float" office:value="0.0295742">
            <text:p>0.0295742</text:p>
          </table:table-cell>
          <table:table-cell office:value-type="float" office:value="0.00029308">
            <text:p>0.00029308</text:p>
          </table:table-cell>
          <table:table-cell office:value-type="float" office:value="0.15831">
            <text:p>0.15831</text:p>
          </table:table-cell>
          <table:table-cell/>
          <table:table-cell table:formula="of:=[.E35]/[.K35]" office:value-type="float" office:value="0.9362200745373">
            <text:p>0.93622007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7691">
            <text:p>0.000017691</text:p>
          </table:table-cell>
          <table:table-cell office:value-type="float" office:value="0.026538">
            <text:p>0.026538</text:p>
          </table:table-cell>
          <table:table-cell office:value-type="float" office:value="0.000263842">
            <text:p>0.000263842</text:p>
          </table:table-cell>
          <table:table-cell office:value-type="float" office:value="0.14299">
            <text:p>0.14299</text:p>
          </table:table-cell>
          <table:table-cell/>
          <table:table-cell office:value-type="float" office:value="30">
            <text:p>30</text:p>
          </table:table-cell>
          <table:table-cell office:value-type="float" office:value="0.000019568">
            <text:p>0.000019568</text:p>
          </table:table-cell>
          <table:table-cell office:value-type="float" office:value="0.0311244">
            <text:p>0.0311244</text:p>
          </table:table-cell>
          <table:table-cell office:value-type="float" office:value="0.000308226">
            <text:p>0.000308226</text:p>
          </table:table-cell>
          <table:table-cell office:value-type="float" office:value="0.164476">
            <text:p>0.164476</text:p>
          </table:table-cell>
          <table:table-cell/>
          <table:table-cell table:formula="of:=[.E36]/[.K36]" office:value-type="float" office:value="0.869366959313213">
            <text:p>0.86936695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4575">
            <text:p>0.000014575</text:p>
          </table:table-cell>
          <table:table-cell office:value-type="float" office:value="0.0255218">
            <text:p>0.0255218</text:p>
          </table:table-cell>
          <table:table-cell office:value-type="float" office:value="0.000253128">
            <text:p>0.000253128</text:p>
          </table:table-cell>
          <table:table-cell office:value-type="float" office:value="0.134981">
            <text:p>0.134981</text:p>
          </table:table-cell>
          <table:table-cell/>
          <table:table-cell office:value-type="float" office:value="20">
            <text:p>20</text:p>
          </table:table-cell>
          <table:table-cell office:value-type="float" office:value="0.000014521">
            <text:p>0.000014521</text:p>
          </table:table-cell>
          <table:table-cell office:value-type="float" office:value="0.031275">
            <text:p>0.031275</text:p>
          </table:table-cell>
          <table:table-cell office:value-type="float" office:value="0.000311248">
            <text:p>0.000311248</text:p>
          </table:table-cell>
          <table:table-cell office:value-type="float" office:value="0.1634">
            <text:p>0.1634</text:p>
          </table:table-cell>
          <table:table-cell/>
          <table:table-cell table:formula="of:=[.E37]/[.K37]" office:value-type="float" office:value="0.826077111383109">
            <text:p>0.82607711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9238">
            <text:p>0.000009238</text:p>
          </table:table-cell>
          <table:table-cell office:value-type="float" office:value="0.0262442">
            <text:p>0.0262442</text:p>
          </table:table-cell>
          <table:table-cell office:value-type="float" office:value="0.000261284">
            <text:p>0.000261284</text:p>
          </table:table-cell>
          <table:table-cell office:value-type="float" office:value="0.137099">
            <text:p>0.137099</text:p>
          </table:table-cell>
          <table:table-cell/>
          <table:table-cell office:value-type="float" office:value="10">
            <text:p>10</text:p>
          </table:table-cell>
          <table:table-cell office:value-type="float" office:value="0.000009499">
            <text:p>0.000009499</text:p>
          </table:table-cell>
          <table:table-cell office:value-type="float" office:value="0.029005">
            <text:p>0.029005</text:p>
          </table:table-cell>
          <table:table-cell office:value-type="float" office:value="0.000288786">
            <text:p>0.000288786</text:p>
          </table:table-cell>
          <table:table-cell office:value-type="float" office:value="0.15085">
            <text:p>0.15085</text:p>
          </table:table-cell>
          <table:table-cell/>
          <table:table-cell table:formula="of:=[.E38]/[.K38]" office:value-type="float" office:value="0.908843221743454">
            <text:p>0.908843221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wostage/Supension</text:p>
          </table:table-cell>
          <table:table-cell table:number-columns-repeated="5"/>
          <table:table-cell office:value-type="string">
            <text:p>twostage/barrier</text:p>
          </table:table-cell>
          <table:table-cell table:number-columns-repeated="5"/>
          <table:table-cell office:value-type="string">
            <text:p>twostage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1407">
            <text:p>0.000001407</text:p>
          </table:table-cell>
          <table:table-cell office:value-type="float" office:value="4.778589">
            <text:p>4.778589</text:p>
          </table:table-cell>
          <table:table-cell office:value-type="float" office:value="0.045833072">
            <text:p>0.045833072</text:p>
          </table:table-cell>
          <table:table-cell office:value-type="float" office:value="23.946999">
            <text:p>23.946999</text:p>
          </table:table-cell>
          <table:table-cell/>
          <table:table-cell office:value-type="float" office:value="800">
            <text:p>800</text:p>
          </table:table-cell>
          <table:table-cell office:value-type="float" office:value="0.000001432">
            <text:p>0.000001432</text:p>
          </table:table-cell>
          <table:table-cell office:value-type="float" office:value="4.7026514">
            <text:p>4.7026514</text:p>
          </table:table-cell>
          <table:table-cell office:value-type="float" office:value="0.045050248">
            <text:p>0.045050248</text:p>
          </table:table-cell>
          <table:table-cell office:value-type="float" office:value="23.550986">
            <text:p>23.550986</text:p>
          </table:table-cell>
          <table:table-cell/>
          <table:table-cell table:formula="of:=[.E41]/[.K41]" office:value-type="float" office:value="1.01681513461899">
            <text:p>1.016815134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1408">
            <text:p>0.000001408</text:p>
          </table:table-cell>
          <table:table-cell office:value-type="float" office:value="3.6695108">
            <text:p>3.6695108</text:p>
          </table:table-cell>
          <table:table-cell office:value-type="float" office:value="0.03498636">
            <text:p>0.03498636</text:p>
          </table:table-cell>
          <table:table-cell office:value-type="float" office:value="18.394662">
            <text:p>18.394662</text:p>
          </table:table-cell>
          <table:table-cell/>
          <table:table-cell office:value-type="float" office:value="700">
            <text:p>700</text:p>
          </table:table-cell>
          <table:table-cell office:value-type="float" office:value="0.00000142">
            <text:p>0.00000142</text:p>
          </table:table-cell>
          <table:table-cell office:value-type="float" office:value="3.642409">
            <text:p>3.642409</text:p>
          </table:table-cell>
          <table:table-cell office:value-type="float" office:value="0.034702566">
            <text:p>0.034702566</text:p>
          </table:table-cell>
          <table:table-cell office:value-type="float" office:value="18.256029">
            <text:p>18.256029</text:p>
          </table:table-cell>
          <table:table-cell/>
          <table:table-cell table:formula="of:=[.E42]/[.K42]" office:value-type="float" office:value="1.00759382010184">
            <text:p>1.0075938201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1415">
            <text:p>0.000001415</text:p>
          </table:table-cell>
          <table:table-cell office:value-type="float" office:value="2.7180196">
            <text:p>2.7180196</text:p>
          </table:table-cell>
          <table:table-cell office:value-type="float" office:value="0.02570853">
            <text:p>0.02570853</text:p>
          </table:table-cell>
          <table:table-cell office:value-type="float" office:value="13.629626">
            <text:p>13.629626</text:p>
          </table:table-cell>
          <table:table-cell/>
          <table:table-cell office:value-type="float" office:value="600">
            <text:p>600</text:p>
          </table:table-cell>
          <table:table-cell office:value-type="float" office:value="0.000001435">
            <text:p>0.000001435</text:p>
          </table:table-cell>
          <table:table-cell office:value-type="float" office:value="2.718119">
            <text:p>2.718119</text:p>
          </table:table-cell>
          <table:table-cell office:value-type="float" office:value="0.025697348">
            <text:p>0.025697348</text:p>
          </table:table-cell>
          <table:table-cell office:value-type="float" office:value="13.66471">
            <text:p>13.66471</text:p>
          </table:table-cell>
          <table:table-cell/>
          <table:table-cell table:formula="of:=[.E43]/[.K43]" office:value-type="float" office:value="0.997432510459424">
            <text:p>0.997432510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1414">
            <text:p>0.000001414</text:p>
          </table:table-cell>
          <table:table-cell office:value-type="float" office:value="1.941741">
            <text:p>1.941741</text:p>
          </table:table-cell>
          <table:table-cell office:value-type="float" office:value="0.01819216">
            <text:p>0.01819216</text:p>
          </table:table-cell>
          <table:table-cell office:value-type="float" office:value="9.741648">
            <text:p>9.741648</text:p>
          </table:table-cell>
          <table:table-cell/>
          <table:table-cell office:value-type="float" office:value="500">
            <text:p>500</text:p>
          </table:table-cell>
          <table:table-cell office:value-type="float" office:value="0.000001436">
            <text:p>0.000001436</text:p>
          </table:table-cell>
          <table:table-cell office:value-type="float" office:value="1.923343">
            <text:p>1.923343</text:p>
          </table:table-cell>
          <table:table-cell office:value-type="float" office:value="0.017996358">
            <text:p>0.017996358</text:p>
          </table:table-cell>
          <table:table-cell office:value-type="float" office:value="9.644078">
            <text:p>9.644078</text:p>
          </table:table-cell>
          <table:table-cell/>
          <table:table-cell table:formula="of:=[.E44]/[.K44]" office:value-type="float" office:value="1.0101170894719">
            <text:p>1.010117089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141">
            <text:p>0.00000141</text:p>
          </table:table-cell>
          <table:table-cell office:value-type="float" office:value="1.270604">
            <text:p>1.270604</text:p>
          </table:table-cell>
          <table:table-cell office:value-type="float" office:value="0.01172445">
            <text:p>0.01172445</text:p>
          </table:table-cell>
          <table:table-cell office:value-type="float" office:value="6.378272">
            <text:p>6.378272</text:p>
          </table:table-cell>
          <table:table-cell/>
          <table:table-cell office:value-type="float" office:value="400">
            <text:p>400</text:p>
          </table:table-cell>
          <table:table-cell office:value-type="float" office:value="0.000001434">
            <text:p>0.000001434</text:p>
          </table:table-cell>
          <table:table-cell office:value-type="float" office:value="1.2744396">
            <text:p>1.2744396</text:p>
          </table:table-cell>
          <table:table-cell office:value-type="float" office:value="0.011753302">
            <text:p>0.011753302</text:p>
          </table:table-cell>
          <table:table-cell office:value-type="float" office:value="6.394299">
            <text:p>6.394299</text:p>
          </table:table-cell>
          <table:table-cell/>
          <table:table-cell table:formula="of:=[.E45]/[.K45]" office:value-type="float" office:value="0.997493548550044">
            <text:p>0.997493548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1415">
            <text:p>0.000001415</text:p>
          </table:table-cell>
          <table:table-cell office:value-type="float" office:value="0.7538954">
            <text:p>0.7538954</text:p>
          </table:table-cell>
          <table:table-cell office:value-type="float" office:value="0.006799572">
            <text:p>0.006799572</text:p>
          </table:table-cell>
          <table:table-cell office:value-type="float" office:value="3.78612">
            <text:p>3.78612</text:p>
          </table:table-cell>
          <table:table-cell/>
          <table:table-cell office:value-type="float" office:value="300">
            <text:p>300</text:p>
          </table:table-cell>
          <table:table-cell office:value-type="float" office:value="0.000001437">
            <text:p>0.000001437</text:p>
          </table:table-cell>
          <table:table-cell office:value-type="float" office:value="0.7451986">
            <text:p>0.7451986</text:p>
          </table:table-cell>
          <table:table-cell office:value-type="float" office:value="0.006707566">
            <text:p>0.006707566</text:p>
          </table:table-cell>
          <table:table-cell office:value-type="float" office:value="3.742889">
            <text:p>3.742889</text:p>
          </table:table-cell>
          <table:table-cell/>
          <table:table-cell table:formula="of:=[.E46]/[.K46]" office:value-type="float" office:value="1.01155016886688">
            <text:p>1.011550168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1412">
            <text:p>0.000001412</text:p>
          </table:table-cell>
          <table:table-cell office:value-type="float" office:value="0.3673678">
            <text:p>0.3673678</text:p>
          </table:table-cell>
          <table:table-cell office:value-type="float" office:value="0.003180756">
            <text:p>0.003180756</text:p>
          </table:table-cell>
          <table:table-cell office:value-type="float" office:value="1.849212">
            <text:p>1.849212</text:p>
          </table:table-cell>
          <table:table-cell/>
          <table:table-cell office:value-type="float" office:value="200">
            <text:p>200</text:p>
          </table:table-cell>
          <table:table-cell office:value-type="float" office:value="0.000001439">
            <text:p>0.000001439</text:p>
          </table:table-cell>
          <table:table-cell office:value-type="float" office:value="0.3659992">
            <text:p>0.3659992</text:p>
          </table:table-cell>
          <table:table-cell office:value-type="float" office:value="0.00316153">
            <text:p>0.00316153</text:p>
          </table:table-cell>
          <table:table-cell office:value-type="float" office:value="1.84226">
            <text:p>1.84226</text:p>
          </table:table-cell>
          <table:table-cell/>
          <table:table-cell table:formula="of:=[.E47]/[.K47]" office:value-type="float" office:value="1.00377362587257">
            <text:p>1.003773625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1419">
            <text:p>0.000001419</text:p>
          </table:table-cell>
          <table:table-cell office:value-type="float" office:value="0.1210092">
            <text:p>0.1210092</text:p>
          </table:table-cell>
          <table:table-cell office:value-type="float" office:value="0.000961728">
            <text:p>0.000961728</text:p>
          </table:table-cell>
          <table:table-cell office:value-type="float" office:value="0.612557">
            <text:p>0.612557</text:p>
          </table:table-cell>
          <table:table-cell/>
          <table:table-cell office:value-type="float" office:value="100">
            <text:p>100</text:p>
          </table:table-cell>
          <table:table-cell office:value-type="float" office:value="0.000001442">
            <text:p>0.000001442</text:p>
          </table:table-cell>
          <table:table-cell office:value-type="float" office:value="0.1198956">
            <text:p>0.1198956</text:p>
          </table:table-cell>
          <table:table-cell office:value-type="float" office:value="0.000948546">
            <text:p>0.000948546</text:p>
          </table:table-cell>
          <table:table-cell office:value-type="float" office:value="0.607062">
            <text:p>0.607062</text:p>
          </table:table-cell>
          <table:table-cell/>
          <table:table-cell table:formula="of:=[.E48]/[.K48]" office:value-type="float" office:value="1.00905179372123">
            <text:p>1.009051793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1431">
            <text:p>0.000001431</text:p>
          </table:table-cell>
          <table:table-cell office:value-type="float" office:value="0.104098">
            <text:p>0.104098</text:p>
          </table:table-cell>
          <table:table-cell office:value-type="float" office:value="0.000816254">
            <text:p>0.000816254</text:p>
          </table:table-cell>
          <table:table-cell office:value-type="float" office:value="0.527548">
            <text:p>0.527548</text:p>
          </table:table-cell>
          <table:table-cell/>
          <table:table-cell office:value-type="float" office:value="90">
            <text:p>90</text:p>
          </table:table-cell>
          <table:table-cell office:value-type="float" office:value="0.00000142">
            <text:p>0.00000142</text:p>
          </table:table-cell>
          <table:table-cell office:value-type="float" office:value="0.104344">
            <text:p>0.104344</text:p>
          </table:table-cell>
          <table:table-cell office:value-type="float" office:value="0.000820602">
            <text:p>0.000820602</text:p>
          </table:table-cell>
          <table:table-cell office:value-type="float" office:value="0.529112">
            <text:p>0.529112</text:p>
          </table:table-cell>
          <table:table-cell/>
          <table:table-cell table:formula="of:=[.E49]/[.K49]" office:value-type="float" office:value="0.997044104083824">
            <text:p>0.997044104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1434">
            <text:p>0.000001434</text:p>
          </table:table-cell>
          <table:table-cell office:value-type="float" office:value="0.0896664">
            <text:p>0.0896664</text:p>
          </table:table-cell>
          <table:table-cell office:value-type="float" office:value="0.000696794">
            <text:p>0.000696794</text:p>
          </table:table-cell>
          <table:table-cell office:value-type="float" office:value="0.455154">
            <text:p>0.455154</text:p>
          </table:table-cell>
          <table:table-cell/>
          <table:table-cell office:value-type="float" office:value="80">
            <text:p>80</text:p>
          </table:table-cell>
          <table:table-cell office:value-type="float" office:value="0.00000147">
            <text:p>0.00000147</text:p>
          </table:table-cell>
          <table:table-cell office:value-type="float" office:value="0.091193">
            <text:p>0.091193</text:p>
          </table:table-cell>
          <table:table-cell office:value-type="float" office:value="0.000708322">
            <text:p>0.000708322</text:p>
          </table:table-cell>
          <table:table-cell office:value-type="float" office:value="0.463032">
            <text:p>0.463032</text:p>
          </table:table-cell>
          <table:table-cell/>
          <table:table-cell table:formula="of:=[.E50]/[.K50]" office:value-type="float" office:value="0.982986057119162">
            <text:p>0.982986057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1459">
            <text:p>0.000001459</text:p>
          </table:table-cell>
          <table:table-cell office:value-type="float" office:value="0.0737952">
            <text:p>0.0737952</text:p>
          </table:table-cell>
          <table:table-cell office:value-type="float" office:value="0.000559158">
            <text:p>0.000559158</text:p>
          </table:table-cell>
          <table:table-cell office:value-type="float" office:value="0.375442">
            <text:p>0.375442</text:p>
          </table:table-cell>
          <table:table-cell/>
          <table:table-cell office:value-type="float" office:value="70">
            <text:p>70</text:p>
          </table:table-cell>
          <table:table-cell office:value-type="float" office:value="0.000001449">
            <text:p>0.000001449</text:p>
          </table:table-cell>
          <table:table-cell office:value-type="float" office:value="0.07469">
            <text:p>0.07469</text:p>
          </table:table-cell>
          <table:table-cell office:value-type="float" office:value="0.000570032">
            <text:p>0.000570032</text:p>
          </table:table-cell>
          <table:table-cell office:value-type="float" office:value="0.379406">
            <text:p>0.379406</text:p>
          </table:table-cell>
          <table:table-cell/>
          <table:table-cell table:formula="of:=[.E51]/[.K51]" office:value-type="float" office:value="0.989552089318567">
            <text:p>0.989552089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1441">
            <text:p>0.000001441</text:p>
          </table:table-cell>
          <table:table-cell office:value-type="float" office:value="0.0614204">
            <text:p>0.0614204</text:p>
          </table:table-cell>
          <table:table-cell office:value-type="float" office:value="0.000462868">
            <text:p>0.000462868</text:p>
          </table:table-cell>
          <table:table-cell office:value-type="float" office:value="0.316757">
            <text:p>0.316757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1471">
            <text:p>0.000001471</text:p>
          </table:table-cell>
          <table:table-cell office:value-type="float" office:value="0.0620224">
            <text:p>0.0620224</text:p>
          </table:table-cell>
          <table:table-cell office:value-type="float" office:value="0.00046723">
            <text:p>0.00046723</text:p>
          </table:table-cell>
          <table:table-cell office:value-type="float" office:value="0.323382">
            <text:p>0.323382</text:p>
          </table:table-cell>
          <table:table-cell/>
          <table:table-cell table:formula="of:=[.E52]/[.K52]" office:value-type="float" office:value="0.979513392829533">
            <text:p>0.979513392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43">
            <text:p>0.00000143</text:p>
          </table:table-cell>
          <table:table-cell office:value-type="float" office:value="0.0513516">
            <text:p>0.0513516</text:p>
          </table:table-cell>
          <table:table-cell office:value-type="float" office:value="0.000387516">
            <text:p>0.000387516</text:p>
          </table:table-cell>
          <table:table-cell office:value-type="float" office:value="0.269674">
            <text:p>0.269674</text:p>
          </table:table-cell>
          <table:table-cell/>
          <table:table-cell office:value-type="float" office:value="50">
            <text:p>50</text:p>
          </table:table-cell>
          <table:table-cell office:value-type="float" office:value="0.000001505">
            <text:p>0.000001505</text:p>
          </table:table-cell>
          <table:table-cell office:value-type="float" office:value="0.0547558">
            <text:p>0.0547558</text:p>
          </table:table-cell>
          <table:table-cell office:value-type="float" office:value="0.000418106">
            <text:p>0.000418106</text:p>
          </table:table-cell>
          <table:table-cell office:value-type="float" office:value="0.287998">
            <text:p>0.287998</text:p>
          </table:table-cell>
          <table:table-cell/>
          <table:table-cell table:formula="of:=[.E53]/[.K53]" office:value-type="float" office:value="0.936374558156654">
            <text:p>0.936374558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1526">
            <text:p>0.000001526</text:p>
          </table:table-cell>
          <table:table-cell office:value-type="float" office:value="0.048406">
            <text:p>0.048406</text:p>
          </table:table-cell>
          <table:table-cell office:value-type="float" office:value="0.000376086">
            <text:p>0.000376086</text:p>
          </table:table-cell>
          <table:table-cell office:value-type="float" office:value="0.253131">
            <text:p>0.253131</text:p>
          </table:table-cell>
          <table:table-cell/>
          <table:table-cell office:value-type="float" office:value="40">
            <text:p>40</text:p>
          </table:table-cell>
          <table:table-cell office:value-type="float" office:value="0.000001498">
            <text:p>0.000001498</text:p>
          </table:table-cell>
          <table:table-cell office:value-type="float" office:value="0.0499054">
            <text:p>0.0499054</text:p>
          </table:table-cell>
          <table:table-cell office:value-type="float" office:value="0.000395862">
            <text:p>0.000395862</text:p>
          </table:table-cell>
          <table:table-cell office:value-type="float" office:value="0.261222">
            <text:p>0.261222</text:p>
          </table:table-cell>
          <table:table-cell/>
          <table:table-cell table:formula="of:=[.E54]/[.K54]" office:value-type="float" office:value="0.969026345407355">
            <text:p>0.96902634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1632">
            <text:p>0.000001632</text:p>
          </table:table-cell>
          <table:table-cell office:value-type="float" office:value="0.0446582">
            <text:p>0.0446582</text:p>
          </table:table-cell>
          <table:table-cell office:value-type="float" office:value="0.000360724">
            <text:p>0.000360724</text:p>
          </table:table-cell>
          <table:table-cell office:value-type="float" office:value="0.232413">
            <text:p>0.232413</text:p>
          </table:table-cell>
          <table:table-cell/>
          <table:table-cell office:value-type="float" office:value="30">
            <text:p>30</text:p>
          </table:table-cell>
          <table:table-cell office:value-type="float" office:value="0.000001455">
            <text:p>0.000001455</text:p>
          </table:table-cell>
          <table:table-cell office:value-type="float" office:value="0.0428696">
            <text:p>0.0428696</text:p>
          </table:table-cell>
          <table:table-cell office:value-type="float" office:value="0.000352508">
            <text:p>0.000352508</text:p>
          </table:table-cell>
          <table:table-cell office:value-type="float" office:value="0.224521">
            <text:p>0.224521</text:p>
          </table:table-cell>
          <table:table-cell/>
          <table:table-cell table:formula="of:=[.E55]/[.K55]" office:value-type="float" office:value="1.0351503868235">
            <text:p>1.03515038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1768">
            <text:p>0.000001768</text:p>
          </table:table-cell>
          <table:table-cell office:value-type="float" office:value="0.0351882">
            <text:p>0.0351882</text:p>
          </table:table-cell>
          <table:table-cell office:value-type="float" office:value="0.000288518">
            <text:p>0.000288518</text:p>
          </table:table-cell>
          <table:table-cell office:value-type="float" office:value="0.183577">
            <text:p>0.183577</text:p>
          </table:table-cell>
          <table:table-cell/>
          <table:table-cell office:value-type="float" office:value="20">
            <text:p>20</text:p>
          </table:table-cell>
          <table:table-cell office:value-type="float" office:value="0.000001473">
            <text:p>0.000001473</text:p>
          </table:table-cell>
          <table:table-cell office:value-type="float" office:value="0.036367">
            <text:p>0.036367</text:p>
          </table:table-cell>
          <table:table-cell office:value-type="float" office:value="0.000311892">
            <text:p>0.000311892</text:p>
          </table:table-cell>
          <table:table-cell office:value-type="float" office:value="0.189761">
            <text:p>0.189761</text:p>
          </table:table-cell>
          <table:table-cell/>
          <table:table-cell table:formula="of:=[.E56]/[.K56]" office:value-type="float" office:value="0.967411638850976">
            <text:p>0.96741163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11">
            <text:p>0.000001511</text:p>
          </table:table-cell>
          <table:table-cell office:value-type="float" office:value="0.0203524">
            <text:p>0.0203524</text:p>
          </table:table-cell>
          <table:table-cell office:value-type="float" office:value="0.000176258">
            <text:p>0.000176258</text:p>
          </table:table-cell>
          <table:table-cell office:value-type="float" office:value="0.10694">
            <text:p>0.10694</text:p>
          </table:table-cell>
          <table:table-cell/>
          <table:table-cell office:value-type="float" office:value="10">
            <text:p>10</text:p>
          </table:table-cell>
          <table:table-cell office:value-type="float" office:value="0.00000149">
            <text:p>0.00000149</text:p>
          </table:table-cell>
          <table:table-cell office:value-type="float" office:value="0.0238912">
            <text:p>0.0238912</text:p>
          </table:table-cell>
          <table:table-cell office:value-type="float" office:value="0.000212284">
            <text:p>0.000212284</text:p>
          </table:table-cell>
          <table:table-cell office:value-type="float" office:value="0.124792">
            <text:p>0.124792</text:p>
          </table:table-cell>
          <table:table-cell/>
          <table:table-cell table:formula="of:=[.E57]/[.K57]" office:value-type="float" office:value="0.856945958074236">
            <text:p>0.8569459581</text:p>
          </table:table-cell>
        </table:table-row>
      </table:table>
      <table:table table:name="Sheet2" table:style-name="ta1">
        <table:shapes>
          <draw:frame draw:z-index="0" draw:style-name="gr1" svg:width="7.7732in" svg:height="5.9035in" svg:x="2.1803in" svg:y="3.9488in">
            <draw:object draw:notify-on-update-of-ranges="Sheet2.A4:Sheet2.A14 Sheet2.A3:Sheet2.A3 Sheet2.E4:Sheet2.E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Scattered,N=80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262428">
            <text:p>0.000262428</text:p>
          </table:table-cell>
          <table:table-cell office:value-type="float" office:value="5.2972206">
            <text:p>5.2972206</text:p>
          </table:table-cell>
          <table:table-cell office:value-type="float" office:value="0.052969932">
            <text:p>0.052969932</text:p>
          </table:table-cell>
          <table:table-cell office:value-type="float" office:value="26.562348">
            <text:p>26.5623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261684">
            <text:p>0.000261684</text:p>
          </table:table-cell>
          <table:table-cell office:value-type="float" office:value="4.2320162">
            <text:p>4.2320162</text:p>
          </table:table-cell>
          <table:table-cell office:value-type="float" office:value="0.042318506">
            <text:p>0.042318506</text:p>
          </table:table-cell>
          <table:table-cell office:value-type="float" office:value="21.266437">
            <text:p>21.2664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261342">
            <text:p>0.000261342</text:p>
          </table:table-cell>
          <table:table-cell office:value-type="float" office:value="3.527488">
            <text:p>3.527488</text:p>
          </table:table-cell>
          <table:table-cell office:value-type="float" office:value="0.035273184">
            <text:p>0.035273184</text:p>
          </table:table-cell>
          <table:table-cell office:value-type="float" office:value="17.733115">
            <text:p>17.7331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0261969">
            <text:p>0.000261969</text:p>
          </table:table-cell>
          <table:table-cell office:value-type="float" office:value="3.0382648">
            <text:p>3.0382648</text:p>
          </table:table-cell>
          <table:table-cell office:value-type="float" office:value="0.030381306">
            <text:p>0.030381306</text:p>
          </table:table-cell>
          <table:table-cell office:value-type="float" office:value="15.227204">
            <text:p>15.2272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262345">
            <text:p>0.000262345</text:p>
          </table:table-cell>
          <table:table-cell office:value-type="float" office:value="2.6621164">
            <text:p>2.6621164</text:p>
          </table:table-cell>
          <table:table-cell office:value-type="float" office:value="0.026619522">
            <text:p>0.026619522</text:p>
          </table:table-cell>
          <table:table-cell office:value-type="float" office:value="13.346616">
            <text:p>13.3466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282364">
            <text:p>0.000282364</text:p>
          </table:table-cell>
          <table:table-cell office:value-type="float" office:value="2.7005554">
            <text:p>2.7005554</text:p>
          </table:table-cell>
          <table:table-cell office:value-type="float" office:value="0.027002806">
            <text:p>0.027002806</text:p>
          </table:table-cell>
          <table:table-cell office:value-type="float" office:value="13.538792">
            <text:p>13.5387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293822">
            <text:p>0.000293822</text:p>
          </table:table-cell>
          <table:table-cell office:value-type="float" office:value="2.667243">
            <text:p>2.667243</text:p>
          </table:table-cell>
          <table:table-cell office:value-type="float" office:value="0.026670046">
            <text:p>0.026670046</text:p>
          </table:table-cell>
          <table:table-cell office:value-type="float" office:value="13.372752">
            <text:p>13.3727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31061">
            <text:p>0.00031061</text:p>
          </table:table-cell>
          <table:table-cell office:value-type="float" office:value="2.661193">
            <text:p>2.661193</text:p>
          </table:table-cell>
          <table:table-cell office:value-type="float" office:value="0.026609312">
            <text:p>0.026609312</text:p>
          </table:table-cell>
          <table:table-cell office:value-type="float" office:value="13.344629">
            <text:p>13.34462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0333242">
            <text:p>0.000333242</text:p>
          </table:table-cell>
          <table:table-cell office:value-type="float" office:value="2.6782504">
            <text:p>2.6782504</text:p>
          </table:table-cell>
          <table:table-cell office:value-type="float" office:value="0.026779642">
            <text:p>0.026779642</text:p>
          </table:table-cell>
          <table:table-cell office:value-type="float" office:value="13.427769">
            <text:p>13.4277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0347302">
            <text:p>0.000347302</text:p>
          </table:table-cell>
          <table:table-cell office:value-type="float" office:value="2.6674694">
            <text:p>2.6674694</text:p>
          </table:table-cell>
          <table:table-cell office:value-type="float" office:value="0.026672356">
            <text:p>0.026672356</text:p>
          </table:table-cell>
          <table:table-cell office:value-type="float" office:value="13.375158">
            <text:p>13.37515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365056">
            <text:p>0.000365056</text:p>
          </table:table-cell>
          <table:table-cell office:value-type="float" office:value="2.6725544">
            <text:p>2.6725544</text:p>
          </table:table-cell>
          <table:table-cell office:value-type="float" office:value="0.026722948">
            <text:p>0.026722948</text:p>
          </table:table-cell>
          <table:table-cell office:value-type="float" office:value="13.4001">
            <text:p>13.4001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Erdmann</meta:initial-creator>
    <meta:creation-date>2012-09-02T09:58:21</meta:creation-date>
    <dc:date>2012-09-03T22:01:08</dc:date>
    <dc:creator>Michael Erdmann</dc:creator>
    <meta:editing-duration>PT3H3M40S</meta:editing-duration>
    <meta:editing-cycles>8</meta:editing-cycles>
    <meta:generator>LibreOffice/3.5$Linux_X86_64 LibreOffice_project/350m1$Build-403</meta:generator>
    <meta:document-statistic meta:table-count="3" meta:cell-count="6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16cm" svg:height="12.006cm" xlink:href=".." xlink:type="simple" chart:class="chart:scatter" chart:style-name="ch1">
        <chart:title svg:x="5.114cm" svg:y="0.376cm" chart:style-name="ch2">
          <text:p>Ratio of execution time for supension/protected sync. objects</text:p>
        </chart:title>
        <chart:subtitle svg:x="8.831cm" svg:y="1.395cm" chart:style-name="ch3">
          <text:p>Intel 2xQuadcore 1.7GHz</text:p>
        </chart:subtitle>
        <chart:legend chart:legend-position="end" svg:x="19.132cm" svg:y="5.206cm" style:legend-expansion="high" chart:style-name="ch4"/>
        <chart:plot-area chart:style-name="ch5" table:cell-range-address="Sheet1.A41:Sheet1.A57 Sheet1.M40:Sheet1.M57 Sheet1.M21:Sheet1.M38 Sheet1.M2:Sheet1.M19" chart:data-source-has-labels="row" svg:x="0.892cm" svg:y="2.558cm" svg:width="17.356cm" svg:height="8.788cm">
          <chartooo:coordinate-region svg:x="1.619cm" svg:y="2.758cm" svg:width="16.257cm" svg:height="7.941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M41:Sheet1.M57" chart:label-cell-address="Sheet1.M40:Sheet1.M40" chart:class="chart:scatter">
            <chart:domain table:cell-range-address="Sheet1.A41:Sheet1.A57"/>
            <chart:data-point chart:repeated="17"/>
          </chart:series>
          <chart:series chart:style-name="ch10" chart:values-cell-range-address="Sheet1.M22:Sheet1.M38" chart:label-cell-address="Sheet1.M21:Sheet1.M21" chart:class="chart:scatter">
            <chart:domain table:cell-range-address="Sheet1.A22:Sheet1.A38"/>
            <chart:data-point chart:repeated="17"/>
          </chart:series>
          <chart:series chart:style-name="ch11" chart:values-cell-range-address="Sheet1.M3:Sheet1.M19" chart:label-cell-address="Sheet1.M2:Sheet1.M2" chart:class="chart:scatter">
            <chart:domain table:cell-range-address="Sheet1.A3:Sheet1.A19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wostage</text:p>
                <draw:g>
                  <svg:desc>Sheet1.M40:Sheet1.M4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attered</text:p>
                <draw:g>
                  <svg:desc>Sheet1.M21:Sheet1.M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titioned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41:Sheet1.A57</svg:desc>
                </draw:g>
              </table:table-cell>
              <table:table-cell office:value-type="float" office:value="1.01681513461899">
                <text:p>1.01681513461899</text:p>
                <draw:g>
                  <svg:desc>Sheet1.M41:Sheet1.M57</svg:desc>
                </draw:g>
              </table:table-cell>
              <table:table-cell office:value-type="float" office:value="800">
                <text:p>800</text:p>
                <draw:g>
                  <svg:desc>Sheet1.A22:Sheet1.A38</svg:desc>
                </draw:g>
              </table:table-cell>
              <table:table-cell office:value-type="float" office:value="0.992859853130019">
                <text:p>0.992859853130019</text:p>
                <draw:g>
                  <svg:desc>Sheet1.M22:Sheet1.M38</svg:desc>
                </draw:g>
              </table:table-cell>
              <table:table-cell office:value-type="float" office:value="800">
                <text:p>800</text:p>
                <draw:g>
                  <svg:desc>Sheet1.A3:Sheet1.A19</svg:desc>
                </draw:g>
              </table:table-cell>
              <table:table-cell office:value-type="float" office:value="0.999358790256199">
                <text:p>0.999358790256199</text:p>
                <draw:g>
                  <svg:desc>Sheet1.M3:Sheet1.M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1.00759382010184">
                <text:p>1.00759382010184</text:p>
              </table:table-cell>
              <table:table-cell office:value-type="float" office:value="700">
                <text:p>700</text:p>
              </table:table-cell>
              <table:table-cell office:value-type="float" office:value="0.995610690185085">
                <text:p>0.995610690185085</text:p>
              </table:table-cell>
              <table:table-cell office:value-type="float" office:value="700">
                <text:p>700</text:p>
              </table:table-cell>
              <table:table-cell office:value-type="float" office:value="1.00036376773478">
                <text:p>1.00036376773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0.997432510459424">
                <text:p>0.997432510459424</text:p>
              </table:table-cell>
              <table:table-cell office:value-type="float" office:value="600">
                <text:p>600</text:p>
              </table:table-cell>
              <table:table-cell office:value-type="float" office:value="0.99399654457744">
                <text:p>0.99399654457744</text:p>
              </table:table-cell>
              <table:table-cell office:value-type="float" office:value="600">
                <text:p>600</text:p>
              </table:table-cell>
              <table:table-cell office:value-type="float" office:value="1.00269831458392">
                <text:p>1.00269831458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0101170894719">
                <text:p>1.0101170894719</text:p>
              </table:table-cell>
              <table:table-cell office:value-type="float" office:value="500">
                <text:p>500</text:p>
              </table:table-cell>
              <table:table-cell office:value-type="float" office:value="0.998459758009786">
                <text:p>0.998459758009786</text:p>
              </table:table-cell>
              <table:table-cell office:value-type="float" office:value="500">
                <text:p>500</text:p>
              </table:table-cell>
              <table:table-cell office:value-type="float" office:value="1.02036306708217">
                <text:p>1.02036306708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997493548550044">
                <text:p>0.997493548550044</text:p>
              </table:table-cell>
              <table:table-cell office:value-type="float" office:value="400">
                <text:p>400</text:p>
              </table:table-cell>
              <table:table-cell office:value-type="float" office:value="0.999115459348017">
                <text:p>0.999115459348017</text:p>
              </table:table-cell>
              <table:table-cell office:value-type="float" office:value="400">
                <text:p>400</text:p>
              </table:table-cell>
              <table:table-cell office:value-type="float" office:value="0.993494539781591">
                <text:p>0.9934945397815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01155016886688">
                <text:p>1.01155016886688</text:p>
              </table:table-cell>
              <table:table-cell office:value-type="float" office:value="300">
                <text:p>300</text:p>
              </table:table-cell>
              <table:table-cell office:value-type="float" office:value="1.00019510295899">
                <text:p>1.00019510295899</text:p>
              </table:table-cell>
              <table:table-cell office:value-type="float" office:value="300">
                <text:p>300</text:p>
              </table:table-cell>
              <table:table-cell office:value-type="float" office:value="1.00000596678959">
                <text:p>1.00000596678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00377362587257">
                <text:p>1.00377362587257</text:p>
              </table:table-cell>
              <table:table-cell office:value-type="float" office:value="200">
                <text:p>200</text:p>
              </table:table-cell>
              <table:table-cell office:value-type="float" office:value="0.98020303760388">
                <text:p>0.98020303760388</text:p>
              </table:table-cell>
              <table:table-cell office:value-type="float" office:value="200">
                <text:p>200</text:p>
              </table:table-cell>
              <table:table-cell office:value-type="float" office:value="0.971821093741686">
                <text:p>0.971821093741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00905179372123">
                <text:p>1.00905179372123</text:p>
              </table:table-cell>
              <table:table-cell office:value-type="float" office:value="100">
                <text:p>100</text:p>
              </table:table-cell>
              <table:table-cell office:value-type="float" office:value="0.991731559360681">
                <text:p>0.991731559360681</text:p>
              </table:table-cell>
              <table:table-cell office:value-type="float" office:value="100">
                <text:p>100</text:p>
              </table:table-cell>
              <table:table-cell office:value-type="float" office:value="1.01431960081472">
                <text:p>1.01431960081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997044104083824">
                <text:p>0.997044104083824</text:p>
              </table:table-cell>
              <table:table-cell office:value-type="float" office:value="90">
                <text:p>90</text:p>
              </table:table-cell>
              <table:table-cell office:value-type="float" office:value="0.972735860123108">
                <text:p>0.972735860123108</text:p>
              </table:table-cell>
              <table:table-cell office:value-type="float" office:value="90">
                <text:p>90</text:p>
              </table:table-cell>
              <table:table-cell office:value-type="float" office:value="0.90515834811249">
                <text:p>0.90515834811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982986057119162">
                <text:p>0.982986057119162</text:p>
              </table:table-cell>
              <table:table-cell office:value-type="float" office:value="80">
                <text:p>80</text:p>
              </table:table-cell>
              <table:table-cell office:value-type="float" office:value="1.06792895140204">
                <text:p>1.06792895140204</text:p>
              </table:table-cell>
              <table:table-cell office:value-type="float" office:value="80">
                <text:p>80</text:p>
              </table:table-cell>
              <table:table-cell office:value-type="float" office:value="0.855669485944943">
                <text:p>0.855669485944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989552089318566">
                <text:p>0.989552089318566</text:p>
              </table:table-cell>
              <table:table-cell office:value-type="float" office:value="70">
                <text:p>70</text:p>
              </table:table-cell>
              <table:table-cell office:value-type="float" office:value="0.958764555029006">
                <text:p>0.958764555029006</text:p>
              </table:table-cell>
              <table:table-cell office:value-type="float" office:value="70">
                <text:p>70</text:p>
              </table:table-cell>
              <table:table-cell office:value-type="float" office:value="1.07756780763386">
                <text:p>1.07756780763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979513392829533">
                <text:p>0.979513392829533</text:p>
              </table:table-cell>
              <table:table-cell office:value-type="float" office:value="60">
                <text:p>60</text:p>
              </table:table-cell>
              <table:table-cell office:value-type="float" office:value="0.997275971299901">
                <text:p>0.997275971299901</text:p>
              </table:table-cell>
              <table:table-cell office:value-type="float" office:value="60">
                <text:p>60</text:p>
              </table:table-cell>
              <table:table-cell office:value-type="float" office:value="0.957020034033083">
                <text:p>0.957020034033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936374558156654">
                <text:p>0.936374558156654</text:p>
              </table:table-cell>
              <table:table-cell office:value-type="float" office:value="50">
                <text:p>50</text:p>
              </table:table-cell>
              <table:table-cell office:value-type="float" office:value="1.02655289154954">
                <text:p>1.02655289154954</text:p>
              </table:table-cell>
              <table:table-cell office:value-type="float" office:value="50">
                <text:p>50</text:p>
              </table:table-cell>
              <table:table-cell office:value-type="float" office:value="0.793819323148944">
                <text:p>0.793819323148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969026345407355">
                <text:p>0.969026345407355</text:p>
              </table:table-cell>
              <table:table-cell office:value-type="float" office:value="40">
                <text:p>40</text:p>
              </table:table-cell>
              <table:table-cell office:value-type="float" office:value="0.9362200745373">
                <text:p>0.9362200745373</text:p>
              </table:table-cell>
              <table:table-cell office:value-type="float" office:value="40">
                <text:p>40</text:p>
              </table:table-cell>
              <table:table-cell office:value-type="float" office:value="0.793468397279688">
                <text:p>0.793468397279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.0351503868235">
                <text:p>1.0351503868235</text:p>
              </table:table-cell>
              <table:table-cell office:value-type="float" office:value="30">
                <text:p>30</text:p>
              </table:table-cell>
              <table:table-cell office:value-type="float" office:value="0.869366959313213">
                <text:p>0.869366959313213</text:p>
              </table:table-cell>
              <table:table-cell office:value-type="float" office:value="30">
                <text:p>30</text:p>
              </table:table-cell>
              <table:table-cell office:value-type="float" office:value="0.858898421074089">
                <text:p>0.858898421074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967411638850976">
                <text:p>0.967411638850976</text:p>
              </table:table-cell>
              <table:table-cell office:value-type="float" office:value="20">
                <text:p>20</text:p>
              </table:table-cell>
              <table:table-cell office:value-type="float" office:value="0.826077111383109">
                <text:p>0.826077111383109</text:p>
              </table:table-cell>
              <table:table-cell office:value-type="float" office:value="20">
                <text:p>20</text:p>
              </table:table-cell>
              <table:table-cell office:value-type="float" office:value="0.807525037348531">
                <text:p>0.807525037348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856945958074235">
                <text:p>0.856945958074235</text:p>
              </table:table-cell>
              <table:table-cell office:value-type="float" office:value="10">
                <text:p>10</text:p>
              </table:table-cell>
              <table:table-cell office:value-type="float" office:value="0.908843221743454">
                <text:p>0.908843221743454</text:p>
              </table:table-cell>
              <table:table-cell office:value-type="float" office:value="10">
                <text:p>10</text:p>
              </table:table-cell>
              <table:table-cell office:value-type="float" office:value="0.682903643091363">
                <text:p>0.682903643091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64cm" svg:height="10.806cm" xlink:href=".." xlink:type="simple" chart:class="chart:scatter" chart:style-name="ch1">
        <chart:legend chart:legend-position="end" svg:x="18.327cm" svg:y="4.606cm" style:legend-expansion="high" chart:style-name="ch2"/>
        <chart:plot-area chart:style-name="ch3" table:cell-range-address="Sheet1.A40:Sheet1.A57 Sheet1.E41:Sheet1.E57 Sheet1.A2:Sheet1.A2 Sheet1.E3:Sheet1.E19 Sheet1.A21:Sheet1.A21 Sheet1.E22:Sheet1.E38" chart:data-source-has-labels="row" svg:x="0.913cm" svg:y="0.999cm" svg:width="16.488cm" svg:height="9.171cm">
          <chartooo:coordinate-region svg:x="1.72cm" svg:y="1.198cm" svg:width="15.309cm" svg:height="8.3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41:Sheet1.E57" chart:label-cell-address="Sheet1.A40:Sheet1.A40" chart:class="chart:scatter">
            <chart:domain table:cell-range-address="Sheet1.A41:Sheet1.A57"/>
            <chart:data-point chart:repeated="17"/>
          </chart:series>
          <chart:series chart:style-name="ch7" chart:values-cell-range-address="Sheet1.E3:Sheet1.E19" chart:label-cell-address="Sheet1.A2:Sheet1.A2" chart:class="chart:scatter">
            <chart:domain table:cell-range-address="Sheet1.A3:Sheet1.A19"/>
            <chart:data-point chart:repeated="17"/>
          </chart:series>
          <chart:series chart:style-name="ch8" chart:values-cell-range-address="Sheet1.E22:Sheet1.E38" chart:label-cell-address="Sheet1.A21:Sheet1.A21" chart:class="chart:scatter">
            <chart:domain table:cell-range-address="Sheet1.A22:Sheet1.A3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wostage/Supension</text:p>
                <draw:g>
                  <svg:desc>Sheet1.A40:Sheet1.A4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titioned/suspension</text:p>
                <draw:g>
                  <svg:desc>Sheet1.A2:Sheet1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cattered/suspension</text:p>
                <draw:g>
                  <svg:desc>Sheet1.A21:Sheet1.A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41:Sheet1.A57</svg:desc>
                </draw:g>
              </table:table-cell>
              <table:table-cell office:value-type="float" office:value="23.946999">
                <text:p>23.946999</text:p>
                <draw:g>
                  <svg:desc>Sheet1.E41:Sheet1.E57</svg:desc>
                </draw:g>
              </table:table-cell>
              <table:table-cell office:value-type="float" office:value="800">
                <text:p>800</text:p>
                <draw:g>
                  <svg:desc>Sheet1.A3:Sheet1.A19</svg:desc>
                </draw:g>
              </table:table-cell>
              <table:table-cell office:value-type="float" office:value="17.770611">
                <text:p>17.770611</text:p>
                <draw:g>
                  <svg:desc>Sheet1.E3:Sheet1.E19</svg:desc>
                </draw:g>
              </table:table-cell>
              <table:table-cell office:value-type="float" office:value="800">
                <text:p>800</text:p>
                <draw:g>
                  <svg:desc>Sheet1.A22:Sheet1.A38</svg:desc>
                </draw:g>
              </table:table-cell>
              <table:table-cell office:value-type="float" office:value="15.184464">
                <text:p>15.184464</text:p>
                <draw:g>
                  <svg:desc>Sheet1.E22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18.394662">
                <text:p>18.394662</text:p>
              </table:table-cell>
              <table:table-cell office:value-type="float" office:value="700">
                <text:p>700</text:p>
              </table:table-cell>
              <table:table-cell office:value-type="float" office:value="13.620784">
                <text:p>13.620784</text:p>
              </table:table-cell>
              <table:table-cell office:value-type="float" office:value="700">
                <text:p>700</text:p>
              </table:table-cell>
              <table:table-cell office:value-type="float" office:value="11.71671">
                <text:p>11.71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3.629626">
                <text:p>13.629626</text:p>
              </table:table-cell>
              <table:table-cell office:value-type="float" office:value="600">
                <text:p>600</text:p>
              </table:table-cell>
              <table:table-cell office:value-type="float" office:value="10.167766">
                <text:p>10.167766</text:p>
              </table:table-cell>
              <table:table-cell office:value-type="float" office:value="600">
                <text:p>600</text:p>
              </table:table-cell>
              <table:table-cell office:value-type="float" office:value="8.664979">
                <text:p>8.664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.741648">
                <text:p>9.741648</text:p>
              </table:table-cell>
              <table:table-cell office:value-type="float" office:value="500">
                <text:p>500</text:p>
              </table:table-cell>
              <table:table-cell office:value-type="float" office:value="7.252907">
                <text:p>7.252907</text:p>
              </table:table-cell>
              <table:table-cell office:value-type="float" office:value="500">
                <text:p>500</text:p>
              </table:table-cell>
              <table:table-cell office:value-type="float" office:value="6.145397">
                <text:p>6.145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6.378272">
                <text:p>6.378272</text:p>
              </table:table-cell>
              <table:table-cell office:value-type="float" office:value="400">
                <text:p>400</text:p>
              </table:table-cell>
              <table:table-cell office:value-type="float" office:value="4.585176">
                <text:p>4.585176</text:p>
              </table:table-cell>
              <table:table-cell office:value-type="float" office:value="400">
                <text:p>400</text:p>
              </table:table-cell>
              <table:table-cell office:value-type="float" office:value="4.008703">
                <text:p>4.008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78612">
                <text:p>3.78612</text:p>
              </table:table-cell>
              <table:table-cell office:value-type="float" office:value="300">
                <text:p>300</text:p>
              </table:table-cell>
              <table:table-cell office:value-type="float" office:value="2.681525">
                <text:p>2.681525</text:p>
              </table:table-cell>
              <table:table-cell office:value-type="float" office:value="300">
                <text:p>300</text:p>
              </table:table-cell>
              <table:table-cell office:value-type="float" office:value="2.312051">
                <text:p>2.312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49212">
                <text:p>1.849212</text:p>
              </table:table-cell>
              <table:table-cell office:value-type="float" office:value="200">
                <text:p>200</text:p>
              </table:table-cell>
              <table:table-cell office:value-type="float" office:value="1.278522">
                <text:p>1.278522</text:p>
              </table:table-cell>
              <table:table-cell office:value-type="float" office:value="200">
                <text:p>200</text:p>
              </table:table-cell>
              <table:table-cell office:value-type="float" office:value="1.108245">
                <text:p>1.108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612557">
                <text:p>0.612557</text:p>
              </table:table-cell>
              <table:table-cell office:value-type="float" office:value="100">
                <text:p>100</text:p>
              </table:table-cell>
              <table:table-cell office:value-type="float" office:value="0.441723">
                <text:p>0.441723</text:p>
              </table:table-cell>
              <table:table-cell office:value-type="float" office:value="100">
                <text:p>100</text:p>
              </table:table-cell>
              <table:table-cell office:value-type="float" office:value="0.368821">
                <text:p>0.368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527548">
                <text:p>0.527548</text:p>
              </table:table-cell>
              <table:table-cell office:value-type="float" office:value="90">
                <text:p>90</text:p>
              </table:table-cell>
              <table:table-cell office:value-type="float" office:value="0.357266">
                <text:p>0.357266</text:p>
              </table:table-cell>
              <table:table-cell office:value-type="float" office:value="90">
                <text:p>90</text:p>
              </table:table-cell>
              <table:table-cell office:value-type="float" office:value="0.31511">
                <text:p>0.31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455154">
                <text:p>0.455154</text:p>
              </table:table-cell>
              <table:table-cell office:value-type="float" office:value="80">
                <text:p>80</text:p>
              </table:table-cell>
              <table:table-cell office:value-type="float" office:value="0.300168">
                <text:p>0.300168</text:p>
              </table:table-cell>
              <table:table-cell office:value-type="float" office:value="80">
                <text:p>80</text:p>
              </table:table-cell>
              <table:table-cell office:value-type="float" office:value="0.29611">
                <text:p>0.29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375442">
                <text:p>0.375442</text:p>
              </table:table-cell>
              <table:table-cell office:value-type="float" office:value="70">
                <text:p>70</text:p>
              </table:table-cell>
              <table:table-cell office:value-type="float" office:value="0.255973">
                <text:p>0.255973</text:p>
              </table:table-cell>
              <table:table-cell office:value-type="float" office:value="70">
                <text:p>70</text:p>
              </table:table-cell>
              <table:table-cell office:value-type="float" office:value="0.231045">
                <text:p>0.231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316757">
                <text:p>0.316757</text:p>
              </table:table-cell>
              <table:table-cell office:value-type="float" office:value="60">
                <text:p>60</text:p>
              </table:table-cell>
              <table:table-cell office:value-type="float" office:value="0.235648">
                <text:p>0.235648</text:p>
              </table:table-cell>
              <table:table-cell office:value-type="float" office:value="60">
                <text:p>60</text:p>
              </table:table-cell>
              <table:table-cell office:value-type="float" office:value="0.209045">
                <text:p>0.209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269674">
                <text:p>0.269674</text:p>
              </table:table-cell>
              <table:table-cell office:value-type="float" office:value="50">
                <text:p>50</text:p>
              </table:table-cell>
              <table:table-cell office:value-type="float" office:value="0.179065">
                <text:p>0.179065</text:p>
              </table:table-cell>
              <table:table-cell office:value-type="float" office:value="50">
                <text:p>50</text:p>
              </table:table-cell>
              <table:table-cell office:value-type="float" office:value="0.170107">
                <text:p>0.170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253131">
                <text:p>0.253131</text:p>
              </table:table-cell>
              <table:table-cell office:value-type="float" office:value="40">
                <text:p>40</text:p>
              </table:table-cell>
              <table:table-cell office:value-type="float" office:value="0.155642">
                <text:p>0.155642</text:p>
              </table:table-cell>
              <table:table-cell office:value-type="float" office:value="40">
                <text:p>40</text:p>
              </table:table-cell>
              <table:table-cell office:value-type="float" office:value="0.148213">
                <text:p>0.148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32413">
                <text:p>0.232413</text:p>
              </table:table-cell>
              <table:table-cell office:value-type="float" office:value="30">
                <text:p>30</text:p>
              </table:table-cell>
              <table:table-cell office:value-type="float" office:value="0.147472">
                <text:p>0.147472</text:p>
              </table:table-cell>
              <table:table-cell office:value-type="float" office:value="30">
                <text:p>30</text:p>
              </table:table-cell>
              <table:table-cell office:value-type="float" office:value="0.14299">
                <text:p>0.14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83577">
                <text:p>0.183577</text:p>
              </table:table-cell>
              <table:table-cell office:value-type="float" office:value="20">
                <text:p>20</text:p>
              </table:table-cell>
              <table:table-cell office:value-type="float" office:value="0.145944">
                <text:p>0.145944</text:p>
              </table:table-cell>
              <table:table-cell office:value-type="float" office:value="20">
                <text:p>20</text:p>
              </table:table-cell>
              <table:table-cell office:value-type="float" office:value="0.134981">
                <text:p>0.134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10694">
                <text:p>0.10694</text:p>
              </table:table-cell>
              <table:table-cell office:value-type="float" office:value="10">
                <text:p>10</text:p>
              </table:table-cell>
              <table:table-cell office:value-type="float" office:value="0.113502">
                <text:p>0.113502</text:p>
              </table:table-cell>
              <table:table-cell office:value-type="float" office:value="10">
                <text:p>10</text:p>
              </table:table-cell>
              <table:table-cell office:value-type="float" office:value="0.137099">
                <text:p>0.1370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745cm" svg:height="14.996cm" xlink:href=".." xlink:type="simple" chart:class="chart:scatter" chart:style-name="ch1">
        <chart:legend chart:legend-position="end" svg:x="15.808cm" svg:y="7.199cm" style:legend-expansion="high" chart:style-name="ch2"/>
        <chart:plot-area chart:style-name="ch3" table:cell-range-address="Sheet2.A3:Sheet2.A14 Sheet2.E4:Sheet2.E14" chart:data-source-has-labels="row" svg:x="0.844cm" svg:y="1.331cm" svg:width="14.176cm" svg:height="12.946cm">
          <chartooo:coordinate-region svg:x="1.651cm" svg:y="1.53cm" svg:width="13.182cm" svg:height="12.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4:Sheet2.E14" chart:label-cell-address="Sheet2.A3:Sheet2.A3" chart:class="chart:scatter">
            <chart:domain table:cell-range-address="Sheet2.A4:Sheet2.A1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attered,N=800</text:p>
                <draw:g>
                  <svg:desc>Sheet2.A3:Sheet2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2.A4:Sheet2.A14</svg:desc>
                </draw:g>
              </table:table-cell>
              <table:table-cell office:value-type="float" office:value="26.562348">
                <text:p>26.562348</text:p>
                <draw:g>
                  <svg:desc>Sheet2.E4:Sheet2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.266437">
                <text:p>21.266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7.733115">
                <text:p>17.733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5.227204">
                <text:p>15.227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.346616">
                <text:p>13.346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3.538792">
                <text:p>13.538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.372752">
                <text:p>13.372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.344629">
                <text:p>13.344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.427769">
                <text:p>13.427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.375158">
                <text:p>13.375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3.4001">
                <text:p>13.4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